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1518" officeooo:paragraph-rsid="00041518" style:language-asian="zh" style:country-asian="TW"/>
    </style:style>
    <style:style style:name="P2" style:family="paragraph" style:parent-style-name="Standard">
      <style:text-properties officeooo:rsid="00050e8c" officeooo:paragraph-rsid="00050e8c"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mmgklf;gm;gsm;ls;g;sg;sdmlsd;sm;</text:p>
      <text:p text:style-name="P2">fmdlfmlfs;ddfsd;dm;m;df;l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4-12T16:14:58.542000000</dc:date>
    <meta:editing-duration>PT1M21S</meta:editing-duration>
    <meta:editing-cycles>4</meta:editing-cycles>
    <meta:document-statistic meta:table-count="0" meta:image-count="0" meta:object-count="0" meta:page-count="1" meta:paragraph-count="2" meta:word-count="2" meta:character-count="59" meta:non-whitespace-character-count="59"/>
  </office:meta>
</office:document-meta>
</file>